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1CE55CDFA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solid"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4cm" loext:decorative="false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594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539cm" loext:decorative="false"/>
      <style:paragraph-properties style:writing-mode="lr-tb"/>
    </style:style>
    <style:style style:name="gr15" style:family="graphic" style:parent-style-name="standard">
      <style:graphic-properties svg:stroke-color="#ffff00" draw:fill-color="#ffff00" draw:textarea-vertical-align="middle" draw:auto-grow-height="false" fo:min-height="0.084cm" fo:min-width="0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loext:opacity="100%" fo:font-weight="bold" fo:background-color="#ffffff" style:font-weight-asian="bold" style:font-weight-complex="bold"/>
    </style:style>
    <style:style style:name="P4" style:family="paragraph">
      <loext:graphic-properties draw:fill="none" draw:fill-color="#ffffff"/>
      <style:text-properties fo:color="#ff0000" loext:opacity="100%" fo:font-weight="bold" fo:background-color="#ffffff" style:font-weight-asian="bold" style:font-weight-complex="bold"/>
    </style:style>
    <style:style style:name="P5" style:family="paragraph">
      <style:text-properties fo:color="#2a6099" loext:opacity="100%" fo:font-weight="bold" fo:background-color="#ffffff" style:font-weight-asian="bold" style:font-weight-complex="bold"/>
    </style:style>
    <style:style style:name="P6" style:family="paragraph">
      <loext:graphic-properties draw:fill="none" draw:fill-color="#ffffff"/>
      <style:text-properties fo:color="#2a6099" loext:opacity="100%" fo:font-weight="bold" fo:background-color="#ffffff" style:font-weight-asian="bold" style:font-weight-complex="bold"/>
    </style:style>
    <style:style style:name="P7" style:family="paragraph">
      <style:text-properties fo:color="#666666" loext:opacity="100%" fo:font-size="12pt" fo:font-weight="bold" fo:background-color="#ffffff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666666" loext:opacity="100%" fo:font-size="12pt" fo:font-weight="bold" fo:background-color="#ffffff" style:font-size-asian="12pt" style:font-weight-asian="bold" style:font-size-complex="12pt" style:font-weight-complex="bold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T1" style:family="text">
      <style:text-properties fo:color="#ff0000" loext:opacity="100%" fo:font-weight="bold" fo:background-color="#ffffff" style:font-weight-asian="bold" style:font-weight-complex="bold"/>
    </style:style>
    <style:style style:name="T2" style:family="text">
      <style:text-properties fo:color="#2a6099" loext:opacity="100%" fo:font-weight="bold" fo:background-color="#ffffff" style:font-weight-asian="bold" style:font-weight-complex="bold"/>
    </style:style>
    <style:style style:name="T3" style:family="text">
      <style:text-properties fo:color="#666666" loext:opacity="100%" fo:font-size="12pt" fo:font-weight="bold" fo:background-color="#ffffff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074cm" svg:height="24.5cm" svg:x="2cm" svg:y="1.5cm">
          <draw:image xlink:href="Pictures/1000000100000142000001CE55CDFA44.png" xlink:type="simple" xlink:show="embed" xlink:actuate="onLoad" draw:mime-type="image/png">
            <text:p/>
          </draw:image>
        </draw:frame>
        <draw:line draw:style-name="gr2" draw:text-style-name="P2" draw:layer="layout" svg:x1="4cm" svg:y1="2.5cm" svg:x2="4cm" svg:y2="24.75cm">
          <text:p/>
        </draw:line>
        <draw:line draw:style-name="gr2" draw:text-style-name="P2" draw:layer="layout" svg:x1="18cm" svg:y1="2.5cm" svg:x2="18cm" svg:y2="24.75cm">
          <text:p/>
        </draw:line>
        <draw:line draw:style-name="gr2" draw:text-style-name="P2" draw:layer="layout" svg:x1="4cm" svg:y1="2.5cm" svg:x2="18cm" svg:y2="2.5cm">
          <text:p/>
        </draw:line>
        <draw:line draw:style-name="gr2" draw:text-style-name="P2" draw:layer="layout" svg:x1="4cm" svg:y1="24.75cm" svg:x2="18cm" svg:y2="24.75cm">
          <text:p/>
        </draw:line>
        <draw:frame draw:style-name="gr3" draw:text-style-name="P4" draw:layer="layout" svg:width="1.75cm" svg:height="1.673cm" svg:x="4cm" svg:y="2.577cm">
          <draw:text-box>
            <text:p text:style-name="P3"><text:span text:style-name="T1">X=0Y=0</text:span></text:p>
          </draw:text-box>
        </draw:frame>
        <draw:frame draw:style-name="gr4" draw:text-style-name="P4" draw:layer="layout" svg:width="4.5cm" svg:height="1cm" svg:x="9cm" svg:y="1.5cm">
          <draw:text-box>
            <text:p text:style-name="P3"><text:span text:style-name="T1">L1 = 256,5 m</text:span></text:p>
          </draw:text-box>
        </draw:frame>
        <draw:frame draw:style-name="gr5" draw:text-style-name="P4" draw:layer="layout" svg:width="4.5cm" svg:height="1.09cm" draw:transform="rotate (1.5707963267949) translate (2.75cm 12.75cm)">
          <draw:text-box>
            <text:p text:style-name="P3"><text:span text:style-name="T1">L2 = 409,0 m</text:span></text:p>
          </draw:text-box>
        </draw:frame>
        <draw:line draw:style-name="gr6" draw:text-style-name="P2" draw:layer="layout" svg:x1="9.75cm" svg:y1="2.5cm" svg:x2="9.75cm" svg:y2="19.5cm">
          <text:p/>
        </draw:line>
        <draw:frame draw:style-name="gr5" draw:text-style-name="P6" draw:layer="layout" svg:width="4.5cm" svg:height="1.09cm" draw:transform="rotate (1.5707963267949) translate (8.66cm 12.75cm)">
          <draw:text-box>
            <text:p text:style-name="P5"><text:span text:style-name="T2">L3 = 313,0 m</text:span></text:p>
          </draw:text-box>
        </draw:frame>
        <draw:line draw:style-name="gr7" draw:text-style-name="P2" draw:layer="layout" svg:x1="5.25cm" svg:y1="7.25cm" svg:x2="8.25cm" svg:y2="7.25cm">
          <text:p/>
        </draw:line>
        <draw:frame draw:style-name="gr8" draw:text-style-name="P8" draw:layer="layout" svg:width="3cm" svg:height="0.725cm" svg:x="5.25cm" svg:y="6.525cm">
          <draw:text-box>
            <text:p text:style-name="P7"><text:span text:style-name="T3">D1 = 50,0 m</text:span></text:p>
          </draw:text-box>
        </draw:frame>
        <draw:line draw:style-name="gr7" draw:text-style-name="P2" draw:layer="layout" svg:x1="14cm" svg:y1="7.25cm" svg:x2="16cm" svg:y2="7.25cm">
          <text:p/>
        </draw:line>
        <draw:frame draw:style-name="gr9" draw:text-style-name="P8" draw:layer="layout" svg:width="3cm" svg:height="0.725cm" svg:x="13.75cm" svg:y="6.525cm">
          <draw:text-box>
            <text:p text:style-name="P7"><text:span text:style-name="T3">D3 = 36,0 m</text:span></text:p>
          </draw:text-box>
        </draw:frame>
        <draw:line draw:style-name="gr7" draw:text-style-name="P2" draw:layer="layout" svg:x1="5.5cm" svg:y1="11.5cm" svg:x2="7.75cm" svg:y2="11.5cm">
          <text:p/>
        </draw:line>
        <draw:frame draw:style-name="gr8" draw:text-style-name="P8" draw:layer="layout" svg:width="3cm" svg:height="0.725cm" svg:x="5.25cm" svg:y="10.775cm">
          <draw:text-box>
            <text:p text:style-name="P7"><text:span text:style-name="T3">D4 = 36,5 m</text:span></text:p>
          </draw:text-box>
        </draw:frame>
        <draw:line draw:style-name="gr7" draw:text-style-name="P2" draw:layer="layout" svg:x1="13.75cm" svg:y1="11.65cm" svg:x2="16cm" svg:y2="11.65cm">
          <text:p/>
        </draw:line>
        <draw:frame draw:style-name="gr9" draw:text-style-name="P8" draw:layer="layout" svg:width="3cm" svg:height="0.725cm" svg:x="13.5cm" svg:y="10.775cm">
          <draw:text-box>
            <text:p text:style-name="P7"><text:span text:style-name="T3">D5 = 36,0 m</text:span></text:p>
          </draw:text-box>
        </draw:frame>
        <draw:line draw:style-name="gr7" draw:text-style-name="P2" draw:layer="layout" svg:x1="13.8cm" svg:y1="15.65cm" svg:x2="16cm" svg:y2="15.65cm">
          <text:p/>
        </draw:line>
        <draw:frame draw:style-name="gr9" draw:text-style-name="P8" draw:layer="layout" svg:width="3cm" svg:height="0.725cm" svg:x="13.75cm" svg:y="14.775cm">
          <draw:text-box>
            <text:p text:style-name="P7"><text:span text:style-name="T3">D7 = 36,0 m</text:span></text:p>
          </draw:text-box>
        </draw:frame>
        <draw:line draw:style-name="gr7" draw:text-style-name="P2" draw:layer="layout" svg:x1="4.5cm" svg:y1="14.9cm" svg:x2="6.8cm" svg:y2="14.9cm">
          <text:p/>
        </draw:line>
        <draw:frame draw:style-name="gr9" draw:text-style-name="P8" draw:layer="layout" svg:width="3cm" svg:height="0.725cm" svg:x="4.25cm" svg:y="14.025cm">
          <draw:text-box>
            <text:p text:style-name="P7"><text:span text:style-name="T3">D6 = 39,5 m</text:span></text:p>
          </draw:text-box>
        </draw:frame>
        <draw:line draw:style-name="gr7" draw:text-style-name="P2" draw:layer="layout" svg:x1="6.45cm" svg:y1="17cm" svg:x2="7.75cm" svg:y2="17cm">
          <text:p/>
        </draw:line>
        <draw:frame draw:style-name="gr9" draw:text-style-name="P8" draw:layer="layout" svg:width="3.25cm" svg:height="0.725cm" svg:x="5.25cm" svg:y="16.275cm">
          <draw:text-box>
            <text:p text:style-name="P7"><text:span text:style-name="T3">D8 = 22,25 m</text:span></text:p>
          </draw:text-box>
        </draw:frame>
        <draw:line draw:style-name="gr7" draw:text-style-name="P2" draw:layer="layout" svg:x1="8.25cm" svg:y1="16.75cm" svg:x2="8.75cm" svg:y2="16.75cm">
          <text:p/>
        </draw:line>
        <draw:line draw:style-name="gr7" draw:text-style-name="P2" draw:layer="layout" svg:x1="8.25cm" svg:y1="17.5cm" svg:x2="8.75cm" svg:y2="17.5cm">
          <text:p/>
        </draw:line>
        <draw:frame draw:style-name="gr10" draw:text-style-name="P8" draw:layer="layout" svg:width="3.25cm" svg:height="1.199cm" svg:x="7.25cm" svg:y="18.275cm">
          <draw:text-box>
            <text:p text:style-name="P7"><text:span text:style-name="T3">D9/10 = 8,0 m</text:span></text:p>
          </draw:text-box>
        </draw:frame>
        <draw:frame draw:style-name="gr11" draw:text-style-name="P8" draw:layer="layout" svg:width="2cm" svg:height="1.673cm" svg:x="6cm" svg:y="7.327cm">
          <draw:text-box>
            <text:p text:style-name="P7"><text:span text:style-name="T3">X=92,9</text:span></text:p>
            <text:p text:style-name="P7"><text:span text:style-name="T3">Y=48,5</text:span></text:p>
          </draw:text-box>
        </draw:frame>
        <draw:frame draw:style-name="gr3" draw:text-style-name="P8" draw:layer="layout" svg:width="2.25cm" svg:height="1.423cm" svg:x="6cm" svg:y="11.5cm">
          <draw:text-box>
            <text:p text:style-name="P7"><text:span text:style-name="T3">X=169,5</text:span></text:p>
            <text:p text:style-name="P7"><text:span text:style-name="T3">Y=47,4</text:span></text:p>
          </draw:text-box>
        </draw:frame>
        <draw:frame draw:style-name="gr3" draw:text-style-name="P8" draw:layer="layout" svg:width="2.25cm" svg:height="1.423cm" svg:x="5cm" svg:y="14.827cm">
          <draw:text-box>
            <text:p text:style-name="P7"><text:span text:style-name="T3">X=228,0</text:span></text:p>
            <text:p text:style-name="P7"><text:span text:style-name="T3">Y=28,3</text:span></text:p>
          </draw:text-box>
        </draw:frame>
        <draw:frame draw:style-name="gr3" draw:text-style-name="P8" draw:layer="layout" svg:width="2.25cm" svg:height="1.423cm" svg:x="6.25cm" svg:y="17.077cm">
          <draw:text-box>
            <text:p text:style-name="P7"><text:span text:style-name="T3">X=267,6</text:span></text:p>
            <text:p text:style-name="P7"><text:span text:style-name="T3">Y=56,0</text:span></text:p>
          </draw:text-box>
        </draw:frame>
        <draw:frame draw:style-name="gr3" draw:text-style-name="P8" draw:layer="layout" svg:width="2.25cm" svg:height="1.423cm" svg:x="9cm" svg:y="15.827cm">
          <draw:text-box>
            <text:p text:style-name="P7"><text:span text:style-name="T3">X=263,0</text:span></text:p>
            <text:p text:style-name="P7"><text:span text:style-name="T3">Y=83,5</text:span></text:p>
          </draw:text-box>
        </draw:frame>
        <draw:frame draw:style-name="gr3" draw:text-style-name="P8" draw:layer="layout" svg:width="2.25cm" svg:height="1.423cm" svg:x="9.25cm" svg:y="17.327cm">
          <draw:text-box>
            <text:p text:style-name="P7"><text:span text:style-name="T3">X=274,5</text:span></text:p>
            <text:p text:style-name="P7"><text:span text:style-name="T3">Y=83,5</text:span></text:p>
          </draw:text-box>
        </draw:frame>
        <draw:frame draw:style-name="gr11" draw:text-style-name="P8" draw:layer="layout" svg:width="2.25cm" svg:height="1.673cm" svg:x="14.25cm" svg:y="7.327cm">
          <draw:text-box>
            <text:p text:style-name="P7"><text:span text:style-name="T3">X=91,1</text:span></text:p>
            <text:p text:style-name="P7"><text:span text:style-name="T3">Y=202,0</text:span></text:p>
          </draw:text-box>
        </draw:frame>
        <draw:frame draw:style-name="gr12" draw:text-style-name="P8" draw:layer="layout" svg:width="2.25cm" svg:height="1.25cm" svg:x="14.25cm" svg:y="11.75cm">
          <draw:text-box>
            <text:p text:style-name="P7"><text:span text:style-name="T3">X=170,0</text:span></text:p>
            <text:p text:style-name="P7"><text:span text:style-name="T3">Y=202,0</text:span></text:p>
          </draw:text-box>
        </draw:frame>
        <draw:frame draw:style-name="gr12" draw:text-style-name="P8" draw:layer="layout" svg:width="2.25cm" svg:height="1.25cm" svg:x="14.25cm" svg:y="15.75cm">
          <draw:text-box>
            <text:p text:style-name="P7"><text:span text:style-name="T3">X=245,0</text:span></text:p>
            <text:p text:style-name="P7"><text:span text:style-name="T3">Y=202,0</text:span></text:p>
          </draw:text-box>
        </draw:frame>
        <draw:line draw:style-name="gr7" draw:text-style-name="P2" draw:layer="layout" svg:x1="13.75cm" svg:y1="11.65cm" svg:x2="16cm" svg:y2="11.65cm">
          <text:p/>
        </draw:line>
        <draw:line draw:style-name="gr7" draw:text-style-name="P2" draw:layer="layout" svg:x1="16.25cm" svg:y1="6.1cm" svg:x2="16.75cm" svg:y2="6.1cm">
          <text:p/>
        </draw:line>
        <draw:frame draw:style-name="gr9" draw:text-style-name="P8" draw:layer="layout" svg:width="3cm" svg:height="0.725cm" svg:x="15.5cm" svg:y="5.25cm">
          <draw:text-box>
            <text:p text:style-name="P7"><text:span text:style-name="T3">D2 = 6,0 m</text:span></text:p>
          </draw:text-box>
        </draw:frame>
        <draw:frame draw:style-name="gr11" draw:text-style-name="P8" draw:layer="layout" svg:width="2.25cm" svg:height="1.673cm" svg:x="16.5cm" svg:y="6.25cm">
          <draw:text-box>
            <text:p text:style-name="P7"><text:span text:style-name="T3">X=67,6</text:span></text:p>
            <text:p text:style-name="P7"><text:span text:style-name="T3">Y=230,0</text:span></text:p>
          </draw:text-box>
        </draw:frame>
        <draw:custom-shape draw:style-name="gr13" draw:text-style-name="P9" draw:layer="layout" svg:width="1.25cm" svg:height="0.25cm" svg:x="1.75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25cm" svg:height="0.25cm" draw:transform="rotate (-1.5707963267949) translate (2cm 1.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0.75cm" svg:height="0.962cm" svg:x="1.25cm" svg:y="2.288cm">
          <draw:text-box>
            <text:p text:style-name="P3"><text:span text:style-name="T1">X</text:span></text:p>
          </draw:text-box>
        </draw:frame>
        <draw:frame draw:style-name="gr14" draw:text-style-name="P4" draw:layer="layout" svg:width="0.75cm" svg:height="0.962cm" svg:x="2.75cm" svg:y="0.788cm">
          <draw:text-box>
            <text:p text:style-name="P3"><text:span text:style-name="T1">Y</text:span></text:p>
          </draw:text-box>
        </draw:frame>
        <draw:custom-shape draw:style-name="gr15" draw:text-style-name="P10" draw:layer="layout" svg:width="0.75cm" svg:height="1cm" svg:x="11cm" svg:y="9.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2" draw:text-style-name="P8" draw:layer="layout" svg:width="2.25cm" svg:height="1.25cm" svg:x="10.5cm" svg:y="10.5cm">
          <draw:text-box>
            <text:p text:style-name="P7"><text:span text:style-name="T3">X=130,0</text:span></text:p>
            <text:p text:style-name="P7"><text:span text:style-name="T3">Y=139,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0T14:55:35.575000000</meta:creation-date>
    <dc:date>2026-03-20T18:53:46.789000000</dc:date>
    <meta:editing-duration>PT3H36M54S</meta:editing-duration>
    <meta:editing-cycles>9</meta:editing-cycles>
    <meta:generator>LibreOffice/24.2.0.3$Windows_X86_64 LibreOffice_project/da48488a73ddd66ea24cf16bbc4f7b9c08e9bea1</meta:generator>
    <meta:document-statistic meta:object-count="46"/>
  </office:meta>
</office:document-meta>
</file>